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Helvetica Neue" svg:font-family="'Helvetica Neue', Arial, sans-serif"/>
    <style:font-face style:name="Lohit Devanagari1" svg:font-family="'Lohit Devanagari'"/>
    <style:font-face style:name="Ubuntu Mono" svg:font-family="'Ubuntu Mono', 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899cf" officeooo:paragraph-rsid="001899c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899cf" officeooo:paragraph-rsid="001899cf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99cf" officeooo:paragraph-rsid="001899cf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99cf" officeooo:paragraph-rsid="001899c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ecd6" officeooo:paragraph-rsid="001becd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1becd6" officeooo:paragraph-rsid="001becd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becd6" officeooo:paragraph-rsid="001becd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e166" officeooo:paragraph-rsid="0018e16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paragraph-rsid="001a5928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e166" officeooo:paragraph-rsid="0018e166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8e166" officeooo:paragraph-rsid="0018e166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8e166" officeooo:paragraph-rsid="0018e166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becd6" officeooo:paragraph-rsid="001becd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ecd6" officeooo:paragraph-rsid="001becd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ecd6" officeooo:paragraph-rsid="001cddf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cddf7"/>
    </style:style>
    <style:style style:name="P17" style:family="paragraph" style:parent-style-name="Standard">
      <style:paragraph-properties fo:orphans="2" fo:widows="2"/>
      <style:text-properties fo:font-variant="normal" fo:text-transform="none" fo:color="#666666" style:font-name="Ubuntu Mono" fo:font-size="12pt" fo:letter-spacing="normal" fo:font-style="normal" fo:font-weight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666666" style:font-name="Ubuntu Mono" fo:font-size="12pt" fo:letter-spacing="normal" fo:font-style="normal" style:text-underline-style="none" fo:font-weight="normal" officeooo:rsid="001becd6" officeooo:paragraph-rsid="001becd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555555" style:font-name="Ubuntu Mono" fo:font-size="12pt" fo:letter-spacing="normal" fo:font-style="normal" fo:font-weight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bold" officeooo:rsid="001becd6" officeooo:paragraph-rsid="001cddf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becd6" officeooo:paragraph-rsid="001cddf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df44a" officeooo:paragraph-rsid="001df44a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fa26b" officeooo:paragraph-rsid="001fa26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fa26b" officeooo:paragraph-rsid="001fa26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55555" style:font-name="Ubuntu Mono" fo:font-size="12pt" fo:letter-spacing="normal" fo:font-style="normal" fo:font-weight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size="12pt" fo:font-weight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fo:font-weight="normal" officeooo:rsid="001cddf7" officeooo:paragraph-rsid="001cddf7"/>
    </style:style>
    <style:style style:name="T1" style:family="text">
      <style:text-properties fo:font-size="14pt" style:text-underline-style="none" fo:font-weight="bold" officeooo:rsid="001becd6" style:font-size-asian="12.25pt" style:font-weight-asian="bold" style:font-size-complex="14pt" style:font-weight-complex="bol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variant="normal" fo:text-transform="none" fo:color="#000000" style:font-name="Liberation Serif" fo:letter-spacing="normal" fo:font-style="normal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666666" style:font-name="Ubuntu Mono" fo:letter-spacing="normal" fo:font-style="normal"/>
    </style:style>
    <style:style style:name="T5" style:family="text">
      <style:text-properties fo:font-variant="normal" fo:text-transform="none" fo:color="#666666" fo:letter-spacing="normal" fo:font-style="normal"/>
    </style:style>
    <style:style style:name="T6" style:family="text">
      <style:text-properties style:text-underline-style="none" officeooo:rsid="001a5928" style:font-size-asian="14pt" style:font-weight-asian="bold" style:font-size-complex="14pt" style:font-weight-complex="bold"/>
    </style:style>
    <style:style style:name="T7" style:family="text">
      <style:text-properties style:text-underline-style="none" officeooo:rsid="0018e166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cddf7"/>
    </style:style>
    <style:style style:name="T10" style:family="text">
      <style:text-properties fo:color="#333333" fo:font-weight="bold"/>
    </style:style>
    <style:style style:name="T11" style:family="text">
      <style:text-properties fo:color="#666666"/>
    </style:style>
    <style:style style:name="T12" style:family="text">
      <style:text-properties fo:font-size="16pt" style:text-underline-style="none" fo:font-weight="bold" officeooo:rsid="001cddf7" style:font-size-asian="16pt" style:font-weight-asian="bold" style:font-size-complex="16pt" style:font-weight-complex="bold"/>
    </style:style>
    <style:style style:name="T13" style:family="text">
      <style:text-properties fo:font-size="16pt" style:text-underline-style="none" fo:font-weight="bold" officeooo:rsid="001becd6" style:font-size-asian="16pt" style:font-weight-asian="bold" style:font-size-complex="16pt" style:font-weight-complex="bold"/>
    </style:style>
    <style:style style:name="T14" style:family="text">
      <style:text-properties officeooo:rsid="001df4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Projet MAC :</text:p>
      <text:p text:style-name="P2">TrivialBot</text:p>
      <text:p text:style-name="P3"/>
      <text:p text:style-name="P3"/>
      <text:p text:style-name="P3"/>
      <text:p text:style-name="P3">Cahiers des charges :</text:p>
      <text:p text:style-name="P3"/>
      <text:p text:style-name="P8">1. MVP(Most Viable Product)</text:p>
      <text:p text:style-name="P8"/>
      <text:p text:style-name="P10">Les points suivants sont requis pour que notre produit soit fonctionnel :</text:p>
      <text:list xml:id="list317010061" text:style-name="L1">
        <text:list-item>
          <text:p text:style-name="P11">L’utilisateur peut commencer une partie</text:p>
        </text:list-item>
        <text:list-item>
          <text:p text:style-name="P11">L’utilisateur peut changer les paramètres de la partie </text:p>
        </text:list-item>
        <text:list-item>
          <text:p text:style-name="P11">Le bot possède un LeaderBoard pour garder une trace des meilleurs joueurs</text:p>
        </text:list-item>
        <text:list-item>
          <text:p text:style-name="P11">Les utilisateurs peuvent ajouter des questions à la base de donnée</text:p>
        </text:list-item>
        <text:list-item>
          <text:p text:style-name="P11">Différentes statistiques sont stockées dans la base de donnée</text:p>
        </text:list-item>
      </text:list>
      <text:p text:style-name="P10"/>
      <text:p text:style-name="P8">2. Fonctionnalités Supplémentaires</text:p>
      <text:p text:style-name="P8"/>
      <text:list xml:id="list2743076142" text:style-name="L2">
        <text:list-item>
          <text:p text:style-name="P12">Utilisateurs peuvent Upvote ou DownVote des questions</text:p>
        </text:list-item>
        <text:list-item>
          <text:p text:style-name="P12">Implémentation de divers Bonus</text:p>
        </text:list-item>
      </text:list>
      <text:p text:style-name="P10"/>
      <text:p text:style-name="P9"><text:span text:style-name="T6">3. </text:span><text:span text:style-name="T7">Fonctionnalités </text:span><text:span text:style-name="T3">implémentées</text:span></text:p>
      <text:p text:style-name="P10"/>
      <text:list xml:id="list2544111025" text:style-name="L4">
        <text:list-item>
          <text:p text:style-name="P13">L’utilisateur peut lancer une partie avec <text:span text:style-name="T8">/start</text:span></text:p>
        </text:list-item>
        <text:list-item>
          <text:p text:style-name="P13">L’utilisateur peut stopper une partie avec <text:span text:style-name="T8">/stop</text:span></text:p>
        </text:list-item>
        <text:list-item>
          <text:p text:style-name="P13">L’utilisateur peut repondre a des questions à choix multiple</text:p>
        </text:list-item>
        <text:list-item>
          <text:p text:style-name="P13">Les questions sont tirés de l’API OpenTriviaDatabase</text:p>
        </text:list-item>
        <text:list-item>
          <text:p text:style-name="P13">Lorsque qu’un nouveau joueur rejoins une partie il est stockées dans une Graph Database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Modèles de Données :</text:p>
      <text:p text:style-name="P5"/>
      <text:p text:style-name="P6"><text:span text:style-name="T9">1</text:span>. <text:span text:style-name="T2">Modèle</text:span> de données documents</text:p>
      <text:p text:style-name="P6"/>
      <text:p text:style-name="P14">Pour le modèle documents nous utilisons Open Trivia database qui nous fournis les questions et les réponses sous la forme d’un json :</text:p>
      <text:p text:style-name="P18"><text:bookmark text:name="s-0"/>{ </text:p>
      <text:p text:style-name="P25"><text:bookmark text:name="s-1"/><text:span text:style-name="T10"><text:tab/>"response_code"</text:span><text:bookmark text:name="s-2"/><text:span text:style-name="T11">:</text:span><text:bookmark text:name="s-3"/>0<text:bookmark text:name="s-4"/><text:span text:style-name="T11">,</text:span><text:line-break/><text:bookmark text:name="s-5"/><text:tab/><text:span text:style-name="T10">"results"</text:span><text:bookmark text:name="s-6"/><text:span text:style-name="T11">:</text:span><text:bookmark text:name="s-7"/><text:span text:style-name="T11">[ </text:span></text:p>
      <text:p text:style-name="P17"><text:bookmark text:name="s-8"/><text:tab/><text:tab/>{ </text:p>
      <text:p text:style-name="P19"><text:bookmark text:name="s-9"/><text:span text:style-name="T10"><text:tab/><text:tab/><text:tab/>"category"</text:span><text:bookmark text:name="s-10"/><text:span text:style-name="T11">:</text:span><text:bookmark text:name="s-11"/>"Animals"<text:bookmark text:name="s-12"/><text:span text:style-name="T11">,</text:span><text:line-break/><text:bookmark text:name="s-13"/><text:tab/><text:tab/><text:tab/><text:span text:style-name="T10">"type"</text:span><text:bookmark text:name="s-14"/><text:span text:style-name="T11">:</text:span><text:bookmark text:name="s-15"/>"multiple"<text:bookmark text:name="s-16"/><text:span text:style-name="T11">,</text:span><text:line-break/><text:bookmark text:name="s-17"/><text:tab/><text:tab/><text:tab/><text:span text:style-name="T10">"difficulty"</text:span><text:bookmark text:name="s-18"/><text:span text:style-name="T11">:</text:span><text:bookmark text:name="s-19"/>"easy"<text:bookmark text:name="s-20"/><text:span text:style-name="T11">,</text:span><text:line-break/><text:bookmark text:name="s-21"/><text:tab/><text:tab/><text:tab/><text:span text:style-name="T10">"question"</text:span><text:bookmark text:name="s-22"/><text:span text:style-name="T11">:</text:span><text:bookmark text:name="s-23"/>"What is the fastest land animal?"<text:bookmark text:name="s-24"/><text:span text:style-name="T11">,</text:span><text:line-break/><text:bookmark text:name="s-25"/><text:tab/><text:tab/><text:tab/><text:span text:style-name="T10">"correct_answer"</text:span><text:bookmark text:name="s-26"/><text:span text:style-name="T11">:</text:span><text:bookmark text:name="s-27"/>"Cheetah"<text:bookmark text:name="s-28"/><text:span text:style-name="T11">,</text:span><text:line-break/><text:bookmark text:name="s-29"/><text:tab/><text:tab/><text:tab/><text:span text:style-name="T10">"incorrect_answers"</text:span><text:bookmark text:name="s-30"/><text:span text:style-name="T11">:</text:span><text:bookmark text:name="s-31"/><text:span text:style-name="T11">[ </text:span></text:p>
      <text:p text:style-name="P19"><text:bookmark text:name="s-32"/><text:tab/><text:tab/><text:tab/><text:tab/>"Lion"<text:bookmark text:name="s-33"/><text:span text:style-name="T11">,</text:span><text:line-break/><text:bookmark text:name="s-34"/><text:tab/><text:tab/><text:tab/><text:tab/>"Thomson&amp;rsquo;s Gazelle"<text:bookmark text:name="s-35"/><text:span text:style-name="T11">,</text:span><text:line-break/><text:bookmark text:name="s-36"/><text:tab/><text:tab/><text:tab/><text:tab/>"Pronghorn Antelope"</text:p>
      <text:p text:style-name="P17"><text:bookmark text:name="s-37"/><text:tab/><text:tab/><text:tab/>]</text:p>
      <text:p text:style-name="P17"><text:bookmark text:name="s-38"/><text:tab/><text:tab/>}</text:p>
      <text:p text:style-name="P17"><text:bookmark text:name="s-39"/><text:tab/>]</text:p>
      <text:p text:style-name="P26"><text:bookmark text:name="s-40"/><text:span text:style-name="T4">}</text:span></text:p>
      <text:p text:style-name="P26"><text:span text:style-name="T4"/></text:p>
      <text:p text:style-name="P27"><text:span text:style-name="T5"/></text:p>
      <text:p text:style-name="P27"><text:span text:style-name="T5"/></text:p>
      <text:p text:style-name="P15"><text:span text:style-name="T9">L’avantage de cette base de donnée est qu’elle possède une API python permettant de facilement l’intégrer au code de notre Bot.</text:span></text:p>
      <text:p text:style-name="P15"/>
      <text:p text:style-name="P16"><text:span text:style-name="T12">2</text:span><text:span text:style-name="T13">. </text:span><text:span text:style-name="T1">Modèle</text:span><text:span text:style-name="T13"> de données G</text:span><text:span text:style-name="T12">raphe</text:span></text:p>
      <text:p text:style-name="P16"><text:span text:style-name="T12"/></text:p>
      <text:p text:style-name="P16"><text:span text:style-name="T12"/></text:p>
      <text:p text:style-name="P20">Explication des requêtes avancées :</text:p>
      <text:p text:style-name="P20"/>
      <text:p text:style-name="P20"/>
      <text:p text:style-name="P20">Structure d<text:span text:style-name="T14">u</text:span> code :</text:p>
      <text:p text:style-name="P20"/>
      <text:p text:style-name="P21"/>
      <text:p text:style-name="P22">Notre code est structuré selon 3 packages principaux :</text:p>
      <text:list xml:id="list3467962836" text:style-name="L5">
        <text:list-item>
          <text:p text:style-name="P23">Le bot</text:p>
        </text:list-item>
        <text:list-item>
          <text:p text:style-name="P23">Les bases de donnés</text:p>
        </text:list-item>
        <text:list-item>
          <text:p text:style-name="P23">Les modèles de données</text:p>
        </text:list-item>
      </text:list>
      <text:p text:style-name="P24"/>
      <text:p text:style-name="P24">La classe principale du bot est TriviaBot, cest dans celle-ci que les commandes Telegram sont interprétées.</text:p>
      <text:p text:style-name="P24"/>
      <text:p text:style-name="P20"/>
      <text:p text:style-name="P15"/>
      <text:p text:style-name="P14"/>
      <text:p text:style-name="P14"/>
      <text:p text:style-name="P7"><text:soft-page-break/></text:p>
      <text:p text:style-name="P10"/>
      <text:p text:style-name="P10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Helvetica Neue" svg:font-family="'Helvetica Neue', Arial, sans-serif"/>
    <style:font-face style:name="Lohit Devanagari1" svg:font-family="'Lohit Devanagari'"/>
    <style:font-face style:name="Ubuntu Mono" svg:font-family="'Ubuntu Mono', 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17:00:52.679811561</meta:creation-date>
    <dc:date>2020-01-19T18:59:22.264172895</dc:date>
    <meta:editing-duration>PT19M17S</meta:editing-duration>
    <meta:editing-cycles>4</meta:editing-cycles>
    <meta:generator>LibreOffice/6.3.4.2$Linux_X86_64 LibreOffice_project/30$Build-2</meta:generator>
    <meta:document-statistic meta:table-count="0" meta:image-count="0" meta:object-count="0" meta:page-count="3" meta:paragraph-count="40" meta:word-count="273" meta:character-count="1805" meta:non-whitespace-character-count="1542"/>
  </office:meta>
</office:document-meta>
</file>